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36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9.7cm">
          <draw:text-box>
            <text:p>スプリント1</text:p>
          </draw:text-box>
        </draw:frame>
        <draw:line draw:style-name="gr3" draw:text-style-name="P1" draw:layer="layout" svg:x1="11.9cm" svg:y1="31.6cm" svg:x2="11.9cm" svg:y2="33cm">
          <text:p/>
        </draw:line>
        <draw:line draw:style-name="gr4" draw:text-style-name="P1" draw:layer="layout" svg:x1="11.9cm" svg:y1="30.2cm" svg:x2="11.9cm" svg:y2="31.7cm">
          <text:p/>
        </draw:line>
        <draw:custom-shape draw:style-name="gr5" draw:text-style-name="P4" xml:id="id12" draw:id="id12" draw:layer="layout" svg:width="2.6cm" svg:height="1.2cm" svg:x="5cm" svg:y="27.5cm">
          <text:p text:style-name="P3"><text:span text:style-name="T1">運</text:span><text:span text:style-name="T1">用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2.5cm" svg:x="9.1cm" svg:y="1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.8cm" svg:y="1.75cm">
          <draw:text-box>
            <text:p>キックオフ</text:p>
          </draw:text-box>
        </draw:frame>
        <draw:custom-shape draw:style-name="gr5" draw:text-style-name="P6" xml:id="id1" draw:id="id1" draw:layer="layout" svg:width="5.5cm" svg:height="2.5cm" svg:x="9.1cm" svg:y="4.599cm">
          <text:p text:style-name="P5"><text:span text:style-name="T1">・全体仕様書の作成</text:span></text:p>
          <text:p text:style-name="P5"><text:span text:style-name="T1">・プロダクトバックログの作</text:span><text:span text:style-name="T1">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3.2cm" svg:y="5.449cm">
          <draw:text-box>
            <text:p>リリースプランニング</text:p>
          </draw:text-box>
        </draw:frame>
        <draw:connector draw:style-name="gr3" draw:text-style-name="P1" draw:layer="layout" draw:type="lines" svg:x1="11.85cm" svg:y1="3.6cm" svg:x2="11.85cm" svg:y2="4.399cm" svg:d="M11850 3600v501 298" svg:viewBox="0 0 1 800">
          <text:p/>
        </draw:connector>
        <draw:frame draw:style-name="gr6" draw:text-style-name="P2" draw:layer="layout" svg:width="5.4cm" svg:height="1.615cm" svg:x="6.4cm" svg:y="9.05cm">
          <draw:text-box>
            <text:p>スプリント</text:p>
            <text:p>プランニング</text:p>
          </draw:text-box>
        </draw:frame>
        <draw:custom-shape draw:style-name="gr5" draw:text-style-name="P6" xml:id="id3" draw:id="id3" draw:layer="layout" svg:width="5.5cm" svg:height="2.5cm" svg:x="10.4cm" svg:y="8.4cm">
          <text:p text:style-name="P5"><text:span text:style-name="T1">・全体仕様</text:span><text:span text:style-name="T1">書の見直し</text:span></text:p>
          <text:p text:style-name="P5"><text:span text:style-name="T1">・詳細仕様</text:span><text:span text:style-name="T1">書の作成</text:span></text:p>
          <text:p text:style-name="P5"><text:span text:style-name="T1">・スプリント</text:span><text:span text:style-name="T1">バックログ</text:span><text:span text:style-name="T1">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5.4cm" svg:height="1.615cm" svg:x="5.6cm" svg:y="12.45cm">
          <draw:text-box>
            <text:p>デイリースクラム</text:p>
            <text:p>ミーティング</text:p>
          </draw:text-box>
        </draw:frame>
        <draw:custom-shape draw:style-name="gr5" draw:text-style-name="P6" xml:id="id4" draw:id="id4" draw:layer="layout" svg:width="5.5cm" svg:height="2.5cm" svg:x="10.4cm" svg:y="11.8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15.849cm">
          <draw:text-box>
            <text:p>開発作業</text:p>
          </draw:text-box>
        </draw:frame>
        <draw:custom-shape draw:style-name="gr5" draw:text-style-name="P6" xml:id="id5" draw:id="id5" draw:layer="layout" svg:width="5.5cm" svg:height="2.5cm" svg:x="10.4cm" svg:y="15.2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5.5cm" svg:height="1.4cm" svg:x="10.4cm" svg:y="18.7cm">
          <text:p text:style-name="P3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6" draw:id="id6" draw:layer="layout" svg:width="5.5cm" svg:height="1.4cm" svg:x="10.399cm" svg:y="20.899cm">
          <text:p text:style-name="P3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5.5cm" svg:height="1.4cm" svg:x="10.398cm" svg:y="23.198cm">
          <text:p text:style-name="P3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7.099cm" svg:x2="11.85cm" svg:y2="8.1cm" draw:start-shape="id1" draw:start-glue-point="2" draw:end-shape="id2" draw:end-glue-point="0" svg:d="M11850 7099v1001" svg:viewBox="0 0 1 1002">
          <text:p/>
        </draw:connector>
        <draw:connector draw:style-name="gr3" draw:text-style-name="P1" draw:layer="layout" svg:x1="13.15cm" svg:y1="10.9cm" svg:x2="13.15cm" svg:y2="11.8cm" draw:start-shape="id3" draw:start-glue-point="2" draw:end-shape="id4" draw:end-glue-point="0" svg:d="M13150 10900v900" svg:viewBox="0 0 1 901">
          <text:p/>
        </draw:connector>
        <draw:connector draw:style-name="gr3" draw:text-style-name="P1" draw:layer="layout" svg:x1="13.15cm" svg:y1="14.3cm" svg:x2="13.15cm" svg:y2="15.2cm" draw:start-shape="id4" draw:start-glue-point="2" draw:end-shape="id5" draw:end-glue-point="0" svg:d="M13150 14300v900" svg:viewBox="0 0 1 901">
          <text:p/>
        </draw:connector>
        <draw:connector draw:style-name="gr3" draw:text-style-name="P1" draw:layer="layout" svg:x1="13.149cm" svg:y1="22.299cm" svg:x2="13.148cm" svg:y2="23.198cm" draw:start-shape="id6" draw:start-glue-point="2" draw:end-shape="id7" draw:end-glue-point="0" svg:d="M13149 22299v450h-1v449" svg:viewBox="0 0 2 900">
          <text:p/>
        </draw:connector>
        <draw:connector draw:style-name="gr3" draw:text-style-name="P1" draw:layer="layout" svg:x1="13.15cm" svg:y1="17.7cm" svg:x2="13.15cm" svg:y2="18.7cm" draw:start-shape="id5" draw:start-glue-point="2" draw:end-shape="id8" draw:end-glue-point="0" svg:d="M13150 17700v1000" svg:viewBox="0 0 1 1001">
          <text:p/>
        </draw:connector>
        <draw:connector draw:style-name="gr3" draw:text-style-name="P1" draw:layer="layout" svg:x1="13.15cm" svg:y1="20.1cm" svg:x2="13.149cm" svg:y2="20.899cm" draw:start-shape="id8" draw:start-glue-point="2" draw:end-shape="id6" draw:end-glue-point="0" svg:d="M13150 20100v400h-1v399" svg:viewBox="0 0 2 800">
          <text:p/>
        </draw:connector>
        <draw:connector draw:style-name="gr3" draw:text-style-name="P1" draw:layer="layout" svg:x1="15.9cm" svg:y1="16.45cm" svg:x2="15.9cm" svg:y2="13.05cm" draw:start-shape="id5" draw:start-glue-point="1" draw:end-shape="id4" draw:end-glue-point="1" svg:d="M15900 16450h501v-3400h-501" svg:viewBox="0 0 502 3401">
          <text:p/>
        </draw:connector>
        <draw:custom-shape draw:style-name="gr5" draw:text-style-name="P7" xml:id="id9" draw:id="id9" draw:layer="layout" svg:width="5.5cm" svg:height="1.4cm" svg:x="9.1cm" svg:y="27.4cm">
          <text:p text:style-name="P3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0" draw:id="id10" draw:layer="layout" svg:width="5.5cm" svg:height="1.4cm" svg:x="9.1cm" svg:y="33cm">
          <text:p text:style-name="P3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5.3cm" svg:x2="11.85cm" svg:y2="27.4cm" draw:start-shape="id2" draw:start-glue-point="2" draw:end-shape="id9" draw:end-glue-point="0" svg:d="M11850 25300v2100" svg:viewBox="0 0 1 2101">
          <text:p/>
        </draw:connector>
        <draw:custom-shape draw:style-name="gr5" draw:text-style-name="P7" xml:id="id11" draw:id="id11" draw:layer="layout" svg:width="5.5cm" svg:height="1.4cm" svg:x="9.1cm" svg:y="35.8cm">
          <text:p text:style-name="P3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28.8cm" svg:x2="11.852cm" svg:y2="30.2cm">
          <text:p/>
        </draw:line>
        <draw:connector draw:style-name="gr3" draw:text-style-name="P1" draw:layer="layout" svg:x1="11.85cm" svg:y1="34.4cm" svg:x2="11.85cm" svg:y2="35.8cm" draw:start-shape="id10" draw:start-glue-point="2" draw:end-shape="id11" draw:end-glue-point="0" svg:d="M11850 34400v1400" svg:viewBox="0 0 1 1401">
          <text:p/>
        </draw:connector>
        <draw:connector draw:style-name="gr3" draw:text-style-name="P1" draw:layer="layout" svg:x1="11.85cm" svg:y1="25.3cm" svg:x2="6.3cm" svg:y2="27.5cm" draw:start-shape="id2" draw:start-glue-point="2" draw:end-shape="id12" draw:end-glue-point="0" svg:d="M11850 25300v1100h-5550v1100" svg:viewBox="0 0 5551 2201">
          <text:p/>
        </draw:connector>
        <draw:custom-shape draw:style-name="gr8" draw:text-style-name="P4" xml:id="id14" draw:id="id14" draw:layer="layout" svg:width="2.6cm" svg:height="1.2cm" svg:x="5cm" svg:y="35.8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2.6cm" svg:height="1.2cm" svg:x="5cm" svg:y="30.7cm">
          <text:p text:style-name="P3"><text:span text:style-name="T1">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28.8cm" svg:x2="6.3cm" svg:y2="30.7cm" draw:start-shape="id9" draw:start-glue-point="2" draw:end-shape="id13" draw:end-glue-point="0" svg:d="M11850 28800v500h-5550v1400" svg:viewBox="0 0 5551 1901">
          <text:p/>
        </draw:connector>
        <draw:connector draw:style-name="gr3" draw:text-style-name="P1" draw:layer="layout" draw:line-skew="-0.2cm" svg:x1="11.85cm" svg:y1="34.4cm" svg:x2="6.3cm" svg:y2="35.8cm" draw:start-shape="id10" draw:start-glue-point="2" draw:end-shape="id14" draw:end-glue-point="0" svg:d="M11850 34400v500h-5550v900" svg:viewBox="0 0 55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11-03T14:27:45</meta:creation-date>
    <dc:date>2017-10-28T00:52:08.939463199</dc:date>
    <meta:editing-duration>PT23M14S</meta:editing-duration>
    <meta:editing-cycles>11</meta:editing-cycles>
    <meta:generator>LibreOffice/5.3.1.2$Linux_X86_64 LibreOffice_project/30m0$Build-2</meta:generator>
    <meta:document-statistic meta:object-count="37"/>
  </office:meta>
</office:document-meta>
</file>